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74cm" svg:y1="7.985cm" svg:x2="16.24cm" svg:y2="7.985cm">
          <text:p/>
        </draw:line>
        <draw:rect draw:style-name="gr2" draw:text-style-name="P1" draw:layer="layout" svg:width="3.81cm" svg:height="2.105cm" svg:x="6.715cm" svg:y="5.88cm">
          <text:p text:style-name="P1">TTask</text:p>
        </draw:rect>
        <draw:line draw:style-name="gr3" draw:text-style-name="P1" draw:layer="layout" svg:x1="6.715cm" svg:y1="7.985cm" svg:x2="6.715cm" svg:y2="8.62cm">
          <text:p/>
        </draw:line>
        <draw:line draw:style-name="gr3" draw:text-style-name="P1" draw:layer="layout" svg:x1="10.515cm" svg:y1="7.986cm" svg:x2="10.515cm" svg:y2="8.621cm">
          <text:p/>
        </draw:line>
        <draw:line draw:style-name="gr4" draw:text-style-name="P1" draw:layer="layout" svg:x1="5.445cm" svg:y1="9.255cm" svg:x2="6.715cm" svg:y2="7.985cm">
          <text:p/>
        </draw:line>
        <draw:line draw:style-name="gr4" draw:text-style-name="P1" draw:layer="layout" svg:x1="10.525cm" svg:y1="7.985cm" svg:x2="11.795cm" svg:y2="9.255cm">
          <text:p/>
        </draw:line>
        <draw:frame draw:style-name="gr5" draw:text-style-name="P2" draw:layer="layout" svg:width="5.08cm" svg:height="1.916cm" svg:x="1.835cm" svg:y="5.815cm">
          <draw:text-box>
            <text:p text:style-name="P2"><text:span text:style-name="T1">All inbound messages precede the start of the task.</text:span></text:p>
          </draw:text-box>
        </draw:frame>
        <draw:frame draw:style-name="gr5" draw:text-style-name="P2" draw:layer="layout" svg:width="5.08cm" svg:height="1.52cm" svg:x="10.635cm" svg:y="5.815cm">
          <draw:text-box>
            <text:p text:style-name="P2"><text:span text:style-name="T1">Outbound messages leave after the task.</text:span></text:p>
          </draw:text-box>
        </draw:frame>
        <draw:frame draw:style-name="gr6" draw:layer="layout" svg:width="10.16cm" svg:height="0.963cm" svg:x="3.54cm" svg:y="4.81cm">
          <draw:text-box>
            <text:p>TTask → Logical Execution Time</text:p>
          </draw:text-box>
        </draw:frame>
        <draw:line draw:style-name="gr1" draw:text-style-name="P1" draw:layer="layout" svg:x1="3.275cm" svg:y1="13.186cm" svg:x2="16.241cm" svg:y2="13.186cm">
          <text:p/>
        </draw:line>
        <draw:rect draw:style-name="gr2" draw:text-style-name="P1" draw:layer="layout" svg:width="3.81cm" svg:height="2.105cm" svg:x="6.716cm" svg:y="11.081cm">
          <text:p text:style-name="P1">A/PTask</text:p>
        </draw:rect>
        <draw:line draw:style-name="gr3" draw:text-style-name="P1" draw:layer="layout" svg:x1="6.716cm" svg:y1="13.186cm" svg:x2="6.716cm" svg:y2="13.821cm">
          <text:p/>
        </draw:line>
        <draw:line draw:style-name="gr3" draw:text-style-name="P1" draw:layer="layout" svg:x1="10.516cm" svg:y1="13.187cm" svg:x2="10.516cm" svg:y2="13.822cm">
          <text:p/>
        </draw:line>
        <draw:line draw:style-name="gr4" draw:text-style-name="P1" draw:layer="layout" svg:x1="6.246cm" svg:y1="14.456cm" svg:x2="7.516cm" svg:y2="13.186cm">
          <text:p/>
        </draw:line>
        <draw:line draw:style-name="gr4" draw:text-style-name="P1" draw:layer="layout" svg:x1="9.326cm" svg:y1="13.186cm" svg:x2="10.596cm" svg:y2="14.456cm">
          <text:p/>
        </draw:line>
        <draw:frame draw:style-name="gr6" draw:layer="layout" svg:width="13.97cm" svg:height="0.963cm" svg:x="2.27cm" svg:y="10.011cm">
          <draw:text-box>
            <text:p>A/PTask → Arbitrary Message Arrival/Departu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seph Porter</meta:initial-creator>
    <meta:creation-date>2010-08-16T16:22:33.74</meta:creation-date>
    <dc:date>2010-08-16T16:31:29.36</dc:date>
    <dc:creator>Joseph Porter</dc:creator>
    <meta:editing-duration>PT00H08M56S</meta:editing-duration>
    <meta:editing-cycles>1</meta:editing-cycles>
    <meta:document-statistic meta:object-count="16"/>
    <meta:generator>OpenOffice.org/3.2$Win32 OpenOffice.org_project/320m18$Build-9502</meta:generator>
  </office:meta>
</office:document-meta>
</file>